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1.333cm" fo:min-width="4.08cm" loext:decorative="false"/>
      <style:paragraph-properties style:writing-mode="lr-tb"/>
    </style:style>
    <style:style style:name="pr1" style:family="presentation" style:parent-style-name="Default-title">
      <style:graphic-properties fo:min-height="11.2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6.251cm" loext:decorative="false"/>
      <style:paragraph-properties style:writing-mode="lr-tb"/>
    </style:style>
    <style:style style:name="pr6" style:family="presentation" style:parent-style-name="Default-title">
      <style:graphic-properties fo:min-height="6.177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6.177cm" loext:decorative="false"/>
      <style:paragraph-properties style:writing-mode="lr-tb"/>
    </style:style>
    <style:style style:name="pr8" style:family="presentation" style:parent-style-name="Default-title">
      <style:graphic-properties fo:min-height="3.505cm" loext:decorative="false"/>
      <style:paragraph-properties style:writing-mode="lr-tb"/>
    </style:style>
    <style:style style:name="pr9" style:family="presentation" style:parent-style-name="Default-outline1">
      <style:graphic-properties fo:min-height="11.929cm" loext:decorative="false"/>
      <style:paragraph-properties style:writing-mode="lr-tb"/>
    </style:style>
    <style:style style:name="pr10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11" style:family="presentation" style:parent-style-name="Default-title">
      <style:graphic-properties fo:min-height="10.88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5" style:family="paragraph">
      <loext:graphic-properties draw:fill-color="#ffffff"/>
      <style:text-properties fo:font-size="60pt" style:font-size-asian="60pt" style:font-size-complex="6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46pt" style:font-size-asian="46pt" style:font-size-complex="46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50pt" style:font-size-asian="50pt" style:font-size-complex="5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paragraph-properties fo:text-align="end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use-window-font-color="true" loext:opacity="0%" fo:background-color="transparent"/>
    </style:style>
    <style:style style:name="T7" style:family="text">
      <style:text-properties fo:font-size="46pt" style:font-size-asian="46pt" style:font-size-complex="46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.729cm" svg:height="11.241cm" svg:x="1.462cm" svg:y="5.302cm" presentation:class="title" presentation:user-transformed="true">
          <draw:text-box>
            <text:p><text:span text:style-name="T1">pgstats in PostgreSQL 18</text:span><text:line-break/><text:line-break/><text:span text:style-name="T2">PostgreSQL Conference Japan 2025</text:span><text:span text:style-name="T2"><text:line-break/></text:span><text:span text:style-name="T2">November 21th, Tokyo</text:span><text:span text:style-name="T2"><text:line-break/></text:span><text:span text:style-name="T2">Michael Paqu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The lecturer</text:span></text:p>
          </draw:text-box>
        </draw:frame>
        <draw:frame presentation:style-name="pr4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French, based in Tokyo.</text:p>
              </text:list-item>
              <text:list-item>
                <text:p>PostgreSQL contributor since 2009</text:p>
                <text:list>
                  <text:list-item>
                    <text:p>Committer</text:p>
                  </text:list-item>
                  <text:list-item>
                    <text:p>Hacker, Blogger, CF manager</text:p>
                  </text:list-item>
                </text:list>
              </text:list-item>
              <text:list-item>
                <text:p>Website: https://paquier.xyz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Agenda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Architecture</text:p>
              </text:list-item>
              <text:list-item>
                <text:p>Postgres 18</text:p>
              </text:list-item>
              <text:list-item>
                <text:p>Extensions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Architec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Monitoring</text:span></text:p>
          </draw:text-box>
        </draw:frame>
        <draw:frame presentation:style-name="pr4" draw:layer="layout" svg:width="26.729cm" svg:height="13.375cm" svg:x="1.485cm" svg:y="4.913cm" presentation:class="outline" presentation:user-transformed="true">
          <draw:text-box>
            <text:list text:style-name="L2">
              <text:list-item>
                <text:p>Aggregated view of cluster state</text:p>
                <text:list>
                  <text:list-item>
                    <text:p>Objects: table, index, function</text:p>
                  </text:list-item>
                  <text:list-item>
                    <text:p>Processes: checkpointer, WAL receiver/sender, bgwriter</text:p>
                  </text:list-item>
                  <text:list-item>
                    <text:p>OS activity: WAL, I/O</text:p>
                  </text:list-item>
                  <text:list-item>
                    <text:p>Misc: Transaction, SLRU</text:p>
                  </text:list-item>
                </text:list>
              </text:list-item>
              <text:list-item>
                <text:p>System views pg_stat_* (mostly, not pg_stat_activity!)</text:p>
              </text:list-item>
              <text:list-item>
                <text:p>https://www.postgresql.org/docs/devel/monitoring-stats.html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Up to Postgres 14</text:span></text:p>
          </draw:text-box>
        </draw:frame>
        <draw:frame presentation:style-name="pr4" draw:layer="layout" svg:width="26.729cm" svg:height="14.729cm" svg:x="1.485cm" svg:y="4.913cm" presentation:class="outline" presentation:user-transformed="true">
          <draw:text-box>
            <text:list text:style-name="L2">
              <text:list-item>
                <text:p text:style-name="P6">Process: stats collector</text:p>
              </text:list-item>
              <text:list-item>
                <text:p text:style-name="P6">UDP for communication – pgstat_send() and stats socket</text:p>
              </text:list-item>
              <text:list-item>
                <text:p text:style-name="P6">Stats on disk – Point of consistency</text:p>
                <text:list>
                  <text:list-item>
                    <text:p>Written periodically, couple of times per second.</text:p>
                  </text:list-item>
                  <text:list-item>
                    <text:p>Loaded from files by each process</text:p>
                  </text:list-item>
                  <text:list-item>
                    <text:p>One global file, plus one file per database</text:p>
                  </text:list-item>
                </text:list>
              </text:list-item>
              <text:list-item>
                <text:p>Performance bottleneck</text:p>
                <text:list>
                  <text:list-item>
                    <text:p>Addition of new tenants</text:p>
                  </text:list-item>
                  <text:list-item>
                    <text:p>Multi-tenant, many fil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Postgres 15 – Shared memory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 text:style-name="P6">No stats collector.</text:p>
              </text:list-item>
              <text:list-item>
                <text:p text:style-name="P6">No periodic writes.</text:p>
              </text:list-item>
              <text:list-item>
                <text:p text:style-name="P6">Single on-disk file.</text:p>
              </text:list-item>
              <text:list-item>
                <text:p text:style-name="P6">Each stats kind is assigned an ID</text:p>
              </text:list-item>
              <text:list-item>
                <text:p text:style-name="P6">Commit 5891c7a8a.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Durability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 text:style-name="P7"><text:span text:style-name="T6">Single file</text:span></text:p>
              </text:list-item>
              <text:list-item>
                <text:p text:style-name="P7"><text:span text:style-name="T6">Loaded by startup process</text:span></text:p>
              </text:list-item>
              <text:list-item>
                <text:p text:style-name="P7"><text:span text:style-name="T6">Written/synced by last process at shutdown:</text:span></text:p>
                <text:list>
                  <text:list-item>
                    <text:p><text:span text:style-name="T6">Checkpointer</text:span></text:p>
                  </text:list-item>
                  <text:list-item>
                    <text:p><text:span text:style-name="T6">Postmaster (single-user mode)</text:span></text:p>
                  </text:list-item>
                </text:list>
              </text:list-item>
              <text:list-item>
                <text:p><text:span text:style-name="T6">Lost on crash</text:span></text:p>
                <text:list>
                  <text:list-item>
                    <text:p><text:span text:style-name="T6">Autovacuum and table problem.</text:span></text:p>
                  </text:list-item>
                  <text:list-item>
                    <text:p><text:span text:style-name="T6">Relation stats in relfilenodes – recovery (Postgres 19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7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ource code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>Code parts</text:p>
                <text:list>
                  <text:list-item>
                    <text:p>pgstat.c</text:p>
                  </text:list-item>
                  <text:list-item>
                    <text:p>pgstat_shmem.c</text:p>
                  </text:list-item>
                  <text:list-item>
                    <text:p>pgstat_internal.h and pgstat.h</text:p>
                  </text:list-item>
                </text:list>
              </text:list-item>
              <text:list-item>
                <text:p>One file for each stats kind:</text:p>
                <text:list>
                  <text:list-item>
                    <text:p>pgstat_database.c</text:p>
                  </text:list-item>
                  <text:list-item>
                    <text:p>pgstat_archiver.c, etc.</text:p>
                  </text:list-item>
                </text:list>
              </text:list-item>
              <text:list-item>
                <text:p>src/backend/utils/activity/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Fixed-sized stats</text:span></text:p>
          </draw:text-box>
        </draw:frame>
        <draw:frame presentation:style-name="pr4" draw:layer="layout" svg:width="26.729cm" svg:height="12.941cm" svg:x="1.414cm" svg:y="5.093cm" presentation:class="outline" presentation:user-transformed="true">
          <draw:text-box>
            <text:list text:style-name="L2">
              <text:list-item>
                <text:p>Chunk of shared memory</text:p>
              </text:list-item>
              <text:list-item>
                <text:p>Memory allocated at startup</text:p>
              </text:list-item>
              <text:list-item>
                <text:p>LWLocks included in each stats structure</text:p>
                <text:list>
                  <text:list-item>
                    <text:p>pgstat_internal.h</text:p>
                  </text:list-item>
                  <text:list-item>
                    <text:p>PgStatShared_*</text:p>
                  </text:list-item>
                </text:list>
              </text:list-item>
              <text:list-item>
                <text:p>Counters cover a known size</text:p>
                <text:list>
                  <text:list-item>
                    <text:p>WAL</text:p>
                  </text:list-item>
                  <text:list-item>
                    <text:p>I/O</text:p>
                  </text:list-item>
                  <text:list-item>
                    <text:p>SLRU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 presentation:user-transformed="true">
          <draw:text-box>
            <text:p><text:span text:style-name="T3">Variable-sized stats - Details</text:span></text:p>
          </draw:text-box>
        </draw:frame>
        <draw:frame presentation:style-name="pr4" draw:layer="layout" svg:width="26.729cm" svg:height="12.179cm" svg:x="1.413cm" svg:y="5.093cm" presentation:class="outline" presentation:user-transformed="true">
          <draw:text-box>
            <text:list text:style-name="L2">
              <text:list-item>
                <text:p>Hash table in dynamic shared memory (dshash.c, DSA)</text:p>
              </text:list-item>
              <text:list-item>
                <text:p>Hash key:</text:p>
                <text:list>
                  <text:list-item>
                    <text:p>Stats kind (4 bytes)</text:p>
                  </text:list-item>
                  <text:list-item>
                    <text:p>Database OID (4 bytes)</text:p>
                  </text:list-item>
                  <text:list-item>
                    <text:p>8-byte ID (4-byte OID in v15~17)</text:p>
                  </text:list-item>
                </text:list>
              </text:list-item>
              <text:list-item>
                <text:p>Objects: database, table, functions, DDL-related.</text:p>
              </text:list-item>
              <text:list-item>
                <text:p>Locking internal, partition of dshash.</text:p>
              </text:list-item>
              <text:list-item>
                <text:p>Maximum number not capped.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Variable-sized stats - Reporting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Limit shared memory interaction.</text:p>
              </text:list-item>
              <text:list-item>
                <text:p>Pending stats</text:p>
                <text:list>
                  <text:list-item>
                    <text:p>Get reference to entry in shmem, report pending activity.</text:p>
                  </text:list-item>
                  <text:list-item>
                    <text:p>Static to each process.</text:p>
                  </text:list-item>
                  <text:list-item>
                    <text:p>Saved in memory context created in Top MemoryContext.</text:p>
                  </text:list-item>
                </text:list>
              </text:list-item>
              <text:list-item>
                <text:p>Flush by pgstat_report_stat()</text:p>
                <text:list>
                  <text:list-item>
                    <text:p>Transaction commit.</text:p>
                  </text:list-item>
                  <text:list-item>
                    <text:p>Hardcoded max interval (60s).</text:p>
                  </text:list-item>
                  <text:list-item>
                    <text:p>Can be forced, waiting on locks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6.729cm" svg:height="3.505cm" svg:x="1.485cm" svg:y="0.837cm" presentation:class="title" presentation:user-transformed="true">
          <draw:text-box>
            <text:p text:style-name="P8"><text:span text:style-name="T7">Snapshots - stats_fetch_consistency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Behavior of stats in a single transaction</text:p>
                <text:list>
                  <text:list-item>
                    <text:p>“none”, each access fetches data from shmem.</text:p>
                  </text:list-item>
                  <text:list-item>
                    <text:p>“cache”, first entry access cached until end of transaction.</text:p>
                  </text:list-item>
                  <text:list-item>
                    <text:p>“snapshot”, caches all stats of database connected to.</text:p>
                  </text:list-item>
                </text:list>
              </text:list-item>
              <text:list-item>
                <text:p>pg_stat_clear_snapshot() to clean up cache.</text:p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Postgres 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Backend statistics</text:span></text:p>
          </draw:text-box>
        </draw:frame>
        <draw:frame presentation:style-name="pr4" draw:layer="layout" svg:width="26.729cm" svg:height="14.052cm" svg:x="1.485cm" svg:y="4.913cm" presentation:class="outline" presentation:user-transformed="true">
          <draw:text-box>
            <text:list text:style-name="L2">
              <text:list-item>
                <text:p>Hash key based on proc number.</text:p>
              </text:list-item>
              <text:list-item>
                <text:p>Variable-sized.</text:p>
              </text:list-item>
              <text:list-item>
                <text:p>pgstat_backend.c</text:p>
              </text:list-item>
              <text:list-item>
                <text:p>For WAL and I/O, same fields as pg_stat_wal and pg_stat_io.</text:p>
              </text:list-item>
              <text:list-item>
                <text:p>Functions</text:p>
                <text:list>
                  <text:list-item>
                    <text:p>pg_stat_get_backend_wal(pid), single row</text:p>
                  </text:list-item>
                  <text:list-item>
                    <text:p>pg_stat_get_backend_io(pid), multiple rows</text:p>
                  </text:list-item>
                  <text:list-item>
                    <text:p>pg_stat_reset_backend_stats()</text:p>
                  </text:list-item>
                  <text:list-item>
                    <text:p>Join with pg_stat_activit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38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6.729cm" svg:height="3.505cm" svg:x="1.485cm" svg:y="0.837cm" presentation:class="title">
          <draw:text-box>
            <text:p text:style-name="P9"><text:span text:style-name="T3">pg_stat_io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frame presentation:style-name="pr4" draw:layer="layout" svg:width="26.729cm" svg:height="14.052cm" svg:x="1.486cm" svg:y="4.913cm" presentation:class="outline" presentation:user-transformed="true">
          <draw:text-box>
            <text:list text:style-name="L2">
              <text:list-item>
                <text:p>Multiple rows:</text:p>
                <text:list>
                  <text:list-item>
                    <text:p>Type of operation (IOOp): write, read, syncs..</text:p>
                  </text:list-item>
                  <text:list-item>
                    <text:p>Context (IOContext): VACUUM, bulk-read, bulk-write, init (new in 18!)</text:p>
                  </text:list-item>
                  <text:list-item>
                    <text:p>Backend type: backend, checkpointer, autovacuum..</text:p>
                  </text:list-item>
                </text:list>
              </text:list-item>
              <text:list-item>
                <text:p>Counters</text:p>
                <text:list>
                  <text:list-item>
                    <text:p>In bytes in v18</text:p>
                  </text:list-item>
                  <text:list-item>
                    <text:p>BLCKSZ and number of operations up to v17.</text:p>
                  </text:list-item>
                </text:list>
              </text:list-item>
              <text:list-item>
                <text:p>Data of pg_stat_wal moved to pg_stat_i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6.729cm" svg:height="6.177cm" svg:x="1.485cm" svg:y="-0.498cm" presentation:class="title" presentation:user-transformed="true">
          <draw:text-box>
            <text:p><text:span text:style-name="T3">pg_stat_database</text:span></text:p>
          </draw:text-box>
        </draw:frame>
        <draw:frame presentation:style-name="pr4" draw:layer="layout" svg:width="26.729cm" svg:height="13.375cm" svg:x="1.485cm" svg:y="4.913cm" presentation:class="outline" presentation:user-transformed="true">
          <draw:text-box>
            <text:list text:style-name="L2">
              <text:list-item>
                <text:p>Parallel worker activity</text:p>
              </text:list-item>
              <text:list-item>
                <text:p>Fields</text:p>
                <text:list>
                  <text:list-item>
                    <text:p>parallel_workers_to_launch, number decided by planner.</text:p>
                  </text:list-item>
                  <text:list-item>
                    <text:p>parallel_workers_launched, number actually launched.</text:p>
                  </text:list-item>
                </text:list>
              </text:list-item>
              <text:list-item>
                <text:p>Tuning of parallel workers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pg_stat_statements - Fields</text:span></text:p>
          </draw:text-box>
        </draw:frame>
        <draw:frame presentation:style-name="pr4" draw:layer="layout" svg:width="26.729cm" svg:height="12.179cm" svg:x="1.485cm" svg:y="4.913cm" presentation:class="outline">
          <draw:text-box>
            <text:list text:style-name="L2">
              <text:list-item>
                <text:p>Like pg_stat_database, for each query.</text:p>
                <text:list>
                  <text:list-item>
                    <text:p>Number of workers planned.</text:p>
                  </text:list-item>
                  <text:list-item>
                    <text:p>Number actually launched.</text:p>
                  </text:list-item>
                  <text:list-item>
                    <text:p>Available only in EXPLAIN and logs up to v17.</text:p>
                  </text:list-item>
                </text:list>
              </text:list-item>
              <text:list-item>
                <text:p>wal_buffers_full</text:p>
                <text:list>
                  <text:list-item>
                    <text:p>Count when WAL buffers become full</text:p>
                  </text:list-item>
                  <text:list-item>
                    <text:p>Useful for tuning of GUC wal_buffe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6.729cm" svg:height="3.505cm" svg:x="1.485cm" svg:y="0.837cm" presentation:class="title" presentation:user-transformed="true">
          <draw:text-box>
            <text:p text:style-name="P11"><text:span text:style-name="T8">pg_stat_statements - Normalization</text:span></text:p>
          </draw:text-box>
        </draw:frame>
        <draw:frame presentation:style-name="pr4" draw:layer="layout" svg:width="26.729cm" svg:height="13.629cm" svg:x="1.485cm" svg:y="4.913cm" presentation:class="outline" presentation:user-transformed="true">
          <draw:text-box>
            <text:list text:style-name="L2">
              <text:list-item>
                <text:p>IN/ANY clauses</text:p>
                <text:list>
                  <text:list-item>
                    <text:p>SELECT * FROM tab WHERE a IN ($1)</text:p>
                  </text:list-item>
                  <text:list-item>
                    <text:p>ORMs with large number of values</text:p>
                  </text:list-item>
                  <text:list-item>
                    <text:p>JDBC</text:p>
                  </text:list-item>
                </text:list>
              </text:list-item>
              <text:list-item>
                <text:p>Relation name, not OID in query jumbling</text:p>
                <text:list>
                  <text:list-item>
                    <text:p>Temp tables with same name: different query ID</text:p>
                  </text:list-item>
                  <text:list-item>
                    <text:p>Same table name + different schema: same query ID</text:p>
                  </text:list-item>
                  <text:list-item>
                    <text:p>Use alias in FROM clause for different query ID:<text:line-break/>SELECT * FROM s1.tab AS s1tab;<text:line-break/>SELECT * FROM s2.tab AS s2tab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6.729cm" svg:height="16.251cm" svg:x="1.485cm" svg:y="0.837cm" presentation:class="subtitle">
          <draw:text-box>
            <text:p><text:span text:style-name="T5">Extens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Custom Cumulative Statistics</text:span></text:p>
          </draw:text-box>
        </draw:frame>
        <draw:frame presentation:style-name="pr4" draw:layer="layout" svg:width="26.729cm" svg:height="12.867cm" svg:x="1.485cm" svg:y="4.913cm" presentation:class="outline" presentation:user-transformed="true">
          <draw:text-box>
            <text:list text:style-name="L2">
              <text:list-item>
                <text:p>Plugins and extensions can use pgstats!</text:p>
              </text:list-item>
              <text:list-item>
                <text:p>Similar to custom WAL RMGRs</text:p>
                <text:list>
                  <text:list-item>
                    <text:p>Load with shared_preload_libraries</text:p>
                  </text:list-item>
                  <text:list-item>
                    <text:p>When removed from shared_preload_libraries, same as corrupted.</text:p>
                  </text:list-item>
                </text:list>
              </text:list-item>
              <text:list-item>
                <text:p>Assigned fixed ID</text:p>
              </text:list-item>
              <text:list-item>
                <text:p>https://www.postgresql.org/docs/devel/xfunc-c.html#XFUNC-ADDIN-CUSTOM-CUMULATIVE-STATISTICS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tats kind ID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frame presentation:style-name="pr4" draw:layer="layout" svg:width="26.729cm" svg:height="12.867cm" svg:x="1.486cm" svg:y="4.914cm" presentation:class="outline" presentation:user-transformed="true">
          <draw:text-box>
            <text:list text:style-name="L2">
              <text:list-item>
                <text:p>Whole range</text:p>
                <text:list>
                  <text:list-item>
                    <text:p>PGSTAT_KIND_MIN 1</text:p>
                  </text:list-item>
                  <text:list-item>
                    <text:p>PGSTAT_KIND_MAX 32</text:p>
                  </text:list-item>
                </text:list>
              </text:list-item>
              <text:list-item>
                <text:p>Invalid = 0</text:p>
              </text:list-item>
              <text:list-item>
                <text:p>Built-in: 1 to 12, up to 23 available</text:p>
              </text:list-item>
              <text:list-item>
                <text:p>Custom:</text:p>
                <text:list>
                  <text:list-item>
                    <text:p>PGSTAT_KIND_CUSTOM_MIN = 24</text:p>
                  </text:list-item>
                  <text:list-item>
                    <text:p>PGSTAT_KIND_CUSTOM_MAX = PGSTAT_KIND_MAX</text:p>
                  </text:list-item>
                </text:list>
              </text:list-item>
              <text:list-item>
                <text:p>pgstat_kind.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Source code - Register</text:span></text:p>
          </draw:text-box>
        </draw:frame>
        <draw:frame presentation:style-name="pr4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PGSTAT_KIND_EXPERIMENTAL for development.</text:p>
              </text:list-item>
              <text:list-item>
                <text:p>ID overlap =&gt; stats file corruption.</text:p>
              </text:list-item>
              <text:list-item>
                <text:p>Reserve and ID:<text:line-break/><text:a xlink:href="https://wiki.postgresql.org/wiki/CustomCumulativeStats" xlink:type="simple">https://wiki.postgresql.org/wiki/CustomCumulativeStats</text:a></text:p>
              </text:list-item>
              <text:list-item>
                <text:p>See pgstat_register_kind().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6.729cm" svg:height="3.505cm" svg:x="1.485cm" svg:y="0.837cm" presentation:class="title">
          <draw:text-box>
            <text:p><text:span text:style-name="T3">Callbacks - Basics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frame presentation:style-name="pr4" draw:layer="layout" svg:width="26.729cm" svg:height="13.374cm" svg:x="1.486cm" svg:y="4.914cm" presentation:class="outline" presentation:user-transformed="true">
          <draw:text-box>
            <text:list text:style-name="L2">
              <text:list-item>
                <text:p>PgStat_KindInfo in pgstat_internal.h</text:p>
              </text:list-item>
              <text:list-item>
                <text:p>Some boolean fields:</text:p>
                <text:list>
                  <text:list-item>
                    <text:p>fixed_amount: variable or fixed size?</text:p>
                  </text:list-item>
                  <text:list-item>
                    <text:p>accessed_across_databases</text:p>
                  </text:list-item>
                  <text:list-item>
                    <text:p>write_to_file</text:p>
                  </text:list-item>
                </text:list>
              </text:list-item>
              <text:list-item>
                <text:p>Some functions</text:p>
                <text:list>
                  <text:list-item>
                    <text:p>flush_pending_cb =&gt; Variable-sized</text:p>
                  </text:list-item>
                  <text:list-item>
                    <text:p>flush_static_cb =&gt; Fixed-sized</text:p>
                  </text:list-item>
                  <text:list-item>
                    <text:p>init_backend_cb =&gt; Initialization action for back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6.729cm" svg:height="6.177cm" svg:x="1.485cm" svg:y="-0.498cm" presentation:class="title" presentation:user-transformed="true">
          <draw:text-box>
            <text:p><text:span text:style-name="T3">Callbacks – Names and Object ID mapping</text:span></text:p>
          </draw:text-box>
        </draw:frame>
        <draw:frame presentation:style-name="pr4" draw:layer="layout" svg:width="26.729cm" svg:height="13.375cm" svg:x="1.485cm" svg:y="4.913cm" presentation:class="outline" presentation:user-transformed="true">
          <draw:text-box>
            <text:list text:style-name="L2">
              <text:list-item>
                <text:p>For on-disk storage</text:p>
                <text:list>
                  <text:list-item>
                    <text:p>Define custom object IDs when reading from disk, based on names.</text:p>
                  </text:list-item>
                  <text:list-item>
                    <text:p>Translate object IDs to names, when writing.</text:p>
                  </text:list-item>
                </text:list>
              </text:list-item>
              <text:list-item>
                <text:p>to_serialized_name</text:p>
              </text:list-item>
              <text:list-item>
                <text:p>from_serialized_name</text:p>
              </text:list-item>
              <text:list-item>
                <text:p>Example: replication slot stats</text:p>
              </text:list-item>
            </text:list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6.729cm" svg:height="6.177cm" svg:x="1.485cm" svg:y="-0.498cm" presentation:class="title" presentation:user-transformed="true">
          <draw:text-box>
            <text:p><text:span text:style-name="T3">Source code - Templates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3"><text:span text:style-name="T4"><text:page-number>&lt;number&gt;</text:page-number></text:span></text:p>
          </draw:text-box>
        </draw:frame>
        <draw:frame presentation:style-name="pr4" draw:layer="layout" svg:width="26.729cm" svg:height="13.375cm" svg:x="1.486cm" svg:y="4.914cm" presentation:class="outline" presentation:user-transformed="true">
          <draw:text-box>
            <text:list text:style-name="L2">
              <text:list-item>
                <text:p>Statistics for injection points</text:p>
              </text:list-item>
              <text:list-item>
                <text:p>Hash key:</text:p>
                <text:list>
                  <text:list-item>
                    <text:p>Invalid database OID</text:p>
                  </text:list-item>
                  <text:list-item>
                    <text:p>Hash of injection point name.</text:p>
                  </text:list-item>
                </text:list>
              </text:list-item>
              <text:list-item>
                <text:p>src/test/modules/injection_points/</text:p>
                <text:list>
                  <text:list-item>
                    <text:p>injection_stats.c for variable-sized stats</text:p>
                  </text:list-item>
                  <text:list-item>
                    <text:p>injection_stats_fixed.c for fixed-sized stats</text:p>
                  </text:list-item>
                </text:list>
              </text:list-item>
              <text:list-item>
                <text:p>GUC to control if stats are enabl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layer="layout" svg:width="26.729cm" svg:height="3.505cm" svg:x="1.485cm" svg:y="0.837cm" presentation:class="title">
          <draw:text-box>
            <text:p>pg_stat_statements?</text:p>
          </draw:text-box>
        </draw:frame>
        <draw:frame presentation:style-name="pr9" draw:layer="layout" svg:width="26.729cm" svg:height="12.179cm" svg:x="1.485cm" svg:y="4.913cm" presentation:class="outline">
          <draw:text-box>
            <text:list text:style-name="L2">
              <text:list-item>
                <text:p>Query text file</text:p>
                <text:list>
                  <text:list-item>
                    <text:p>Performance bottleneck</text:p>
                  </text:list-item>
                  <text:list-item>
                    <text:p>Move to DSA</text:p>
                  </text:list-item>
                </text:list>
              </text:list-item>
              <text:list-item>
                <text:p>Deallocation and pg_stat_statements.max</text:p>
                <text:list>
                  <text:list-item>
                    <text:p>Track number of entries in hash table of pgstats.</text:p>
                  </text:list-item>
                  <text:list-item>
                    <text:p>New callback for deallocation?</text:p>
                  </text:list-item>
                </text:list>
              </text:list-item>
              <text:list-item>
                <text:p>Do NOT move in core. Move to custom pgstats. Try at least. Promi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1" draw:text-style-name="P12" draw:layer="layout" svg:width="26.729cm" svg:height="10.881cm" svg:x="1.485cm" svg:y="4.741cm" presentation:class="title" presentation:user-transformed="true">
          <draw:text-box>
            <text:p><text:span text:style-name="T5">Thanks!</text:span><text:span text:style-name="T5"><text:line-break/></text:span><text:span text:style-name="T5">Questions?</text:span></text:p>
          </draw:text-box>
        </draw:frame>
        <draw:frame draw:style-name="gr2" draw:text-style-name="P4" draw:layer="layout" svg:width="4.58cm" svg:height="1.583cm" svg:x="24.517cm" svg:y="18.74cm">
          <draw:text-box>
            <text:p text:style-name="P13"><text:span text:style-name="T4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`PPOPO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0-11T12:33:28.622696938</meta:creation-date>
    <dc:date>2025-11-27T15:11:52.980051326</dc:date>
    <meta:editing-duration>PT16H18M25S</meta:editing-duration>
    <meta:editing-cycles>240</meta:editing-cycles>
    <meta:generator>LibreOffice/25.8.3.2$Linux_X86_64 LibreOffice_project/580$Build-2</meta:generator>
    <meta:print-date>2024-11-12T14:55:07.215123930</meta:print-date>
    <meta:printed-by>PDF files</meta:printed-by>
    <meta:document-statistic meta:object-count="151"/>
  </office:meta>
</office:document-meta>
</file>